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0.18mm" svg:height="90.02mm" svg:x="54.92mm" svg:y="0.9mm">
            <draw:object draw:notify-on-update-of-ranges="Planilha1.A1:Planilha1.A147 Planilha1.B1:Planilha1.B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-1.51" calcext:value-type="float">
            <text:p>-1,51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-2.23" calcext:value-type="float">
            <text:p>-2,23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-2.49" calcext:value-type="float">
            <text:p>-2,49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-2.49" calcext:value-type="float">
            <text:p>-2,49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-1.58" calcext:value-type="float">
            <text:p>-1,5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-1.42" calcext:value-type="float">
            <text:p>-1,42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.59" calcext:value-type="float">
            <text:p>2,59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-0.99" calcext:value-type="float">
            <text:p>-0,99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-1.22" calcext:value-type="float">
            <text:p>-1,22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-2.16" calcext:value-type="float">
            <text:p>-2,16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-2.49" calcext:value-type="float">
            <text:p>-2,49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-2.52" calcext:value-type="float">
            <text:p>-2,52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-1.78" calcext:value-type="float">
            <text:p>-1,78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-0.79" calcext:value-type="float">
            <text:p>-0,79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-0.27" calcext:value-type="float">
            <text:p>-0,27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1.3" calcext:value-type="float">
            <text:p>1,3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2.42" calcext:value-type="float">
            <text:p>2,42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-0.86" calcext:value-type="float">
            <text:p>-0,86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-1.78" calcext:value-type="float">
            <text:p>-1,78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-2.4" calcext:value-type="float">
            <text:p>-2,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-2.28" calcext:value-type="float">
            <text:p>-2,28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-2.33" calcext:value-type="float">
            <text:p>-2,33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-2.14" calcext:value-type="float">
            <text:p>-2,14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float" office:value="-1.18" calcext:value-type="float">
            <text:p>-1,18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-0.77" calcext:value-type="float">
            <text:p>-0,77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-1.22" calcext:value-type="float">
            <text:p>-1,22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-1.65" calcext:value-type="float">
            <text:p>-1,6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float" office:value="-1.99" calcext:value-type="float">
            <text:p>-1,99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-1.8" calcext:value-type="float">
            <text:p>-1,8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-1.29" calcext:value-type="float">
            <text:p>-1,29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-0.79" calcext:value-type="float">
            <text:p>-0,79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-0.6" calcext:value-type="float">
            <text:p>-0,6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1.34" calcext:value-type="float">
            <text:p>1,3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-0.53" calcext:value-type="float">
            <text:p>-0,53</text:p>
          </table:table-cell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-1.22" calcext:value-type="float">
            <text:p>-1,22</text:p>
          </table:table-cell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-1.15" calcext:value-type="float">
            <text:p>-1,15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office:value-type="float" office:value="4791" calcext:value-type="float">
            <text:p>4791</text:p>
          </table:table-cell>
          <table:table-cell office:value-type="float" office:value="-1.54" calcext:value-type="float">
            <text:p>-1,54</text:p>
          </table:table-cell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-1.49" calcext:value-type="float">
            <text:p>-1,49</text:p>
          </table:table-cell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-0.46" calcext:value-type="float">
            <text:p>-0,46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-0.36" calcext:value-type="float">
            <text:p>-0,3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float" office:value="-0.39" calcext:value-type="float">
            <text:p>-0,39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-1.73" calcext:value-type="float">
            <text:p>-1,73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-1.7" calcext:value-type="float">
            <text:p>-1,7</text:p>
          </table:table-cell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-2.09" calcext:value-type="float">
            <text:p>-2,09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-2.14" calcext:value-type="float">
            <text:p>-2,1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2.23" calcext:value-type="float">
            <text:p>-2,23</text:p>
          </table:table-cell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float" office:value="-2.2" calcext:value-type="float">
            <text:p>-2,2</text:p>
          </table:table-cell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-1.11" calcext:value-type="float">
            <text:p>-1,11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float" office:value="-0.65" calcext:value-type="float">
            <text:p>-0,65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2.28" calcext:value-type="float">
            <text:p>2,28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float" office:value="-0.12" calcext:value-type="float">
            <text:p>-0,12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-0.46" calcext:value-type="float">
            <text:p>-0,46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float" office:value="-0.84" calcext:value-type="float">
            <text:p>-0,84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float" office:value="-1.54" calcext:value-type="float">
            <text:p>-1,54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-1.13" calcext:value-type="float">
            <text:p>-1,13</text:p>
          </table:table-cell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-1.35" calcext:value-type="float">
            <text:p>-1,35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-1.08" calcext:value-type="float">
            <text:p>-1,08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-0.65" calcext:value-type="float">
            <text:p>-0,65</text:p>
          </table:table-cell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-0.21" calcext:value-type="float">
            <text:p>-0,21</text:p>
          </table:table-cell>
        </table:table-row>
        <table:table-row table:style-name="ro1">
          <table:table-cell office:value-type="float" office:value="6202" calcext:value-type="float">
            <text:p>6202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233" calcext:value-type="float">
            <text:p>6233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6361" calcext:value-type="float">
            <text:p>6361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6393" calcext:value-type="float">
            <text:p>6393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float" office:value="6457" calcext:value-type="float">
            <text:p>6457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float" office:value="-0.53" calcext:value-type="float">
            <text:p>-0,53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float" office:value="-0.79" calcext:value-type="float">
            <text:p>-0,79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-1.42" calcext:value-type="float">
            <text:p>-1,42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-1.49" calcext:value-type="float">
            <text:p>-1,49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float" office:value="-1.35" calcext:value-type="float">
            <text:p>-1,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58:23.187433314</meta:creation-date>
    <dc:date>2018-11-20T20:09:57.783970176</dc:date>
    <meta:editing-duration>PT1M23S</meta:editing-duration>
    <meta:editing-cycles>1</meta:editing-cycles>
    <meta:document-statistic meta:table-count="1" meta:cell-count="294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draw:stroke="dash" draw:stroke-dash="Ultrafine_20_Dashed" svg:stroke-color="#0066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3cm" xlink:href=".." xlink:type="simple" chart:class="chart:scatter" chart:style-name="ch1">
        <chart:legend chart:legend-position="end" svg:x="12.029cm" svg:y="3.953cm" style:legend-expansion="high" chart:style-name="ch2"/>
        <chart:plot-area chart:style-name="ch3" table:cell-range-address="Planilha1.A1:Planilha1.B147" svg:x="0.32cm" svg:y="0.18cm" svg:width="11.389cm" svg:height="8.643cm">
          <chartooo:coordinate-region svg:x="0.862cm" svg:y="0.379cm" svg:width="10.847cm" svg:height="8.245cm"/>
          <chart:axis chart:dimension="x" chart:name="primary-x" chart:style-name="ch4"/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Planilha1.B1:Planilha1.B147" chart:class="chart:scatter">
            <chart:domain table:cell-range-address="Planilha1.A1:Planilha1.A147"/>
            <chart:regression-curve chart:style-name="ch9"/>
            <chart:data-point chart:repeated="1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1">
                <text:p>2001</text:p>
                <draw:g>
                  <svg:desc>Planilha1.A1:Planilha1.A147</svg:desc>
                </draw:g>
              </table:table-cell>
              <table:table-cell office:value-type="float" office:value="3.41">
                <text:p>3.41</text:p>
                <draw:g>
                  <svg:desc>Planilha1.B1:Planilha1.B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33">
                <text:p>203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5">
                <text:p>206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8">
                <text:p>2098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29">
                <text:p>212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1">
                <text:p>2161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4">
                <text:p>2194</text:p>
              </table:table-cell>
              <table:table-cell office:value-type="float" office:value="-1.51">
                <text:p>-1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26">
                <text:p>2226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8">
                <text:p>2258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0">
                <text:p>2290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2">
                <text:p>2322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55">
                <text:p>2355</text:p>
              </table:table-cell>
              <table:table-cell office:value-type="float" office:value="-1.58">
                <text:p>-1.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86">
                <text:p>2386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9">
                <text:p>241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51">
                <text:p>245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3">
                <text:p>248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4">
                <text:p>2514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7">
                <text:p>2547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79">
                <text:p>2579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11">
                <text:p>261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42">
                <text:p>2642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74">
                <text:p>2674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6">
                <text:p>270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39">
                <text:p>273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70">
                <text:p>277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02">
                <text:p>2802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5">
                <text:p>2835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67">
                <text:p>2867</text:p>
              </table:table-cell>
              <table:table-cell office:value-type="float" office:value="-2.16">
                <text:p>-2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9">
                <text:p>2899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31">
                <text:p>2931</text:p>
              </table:table-cell>
              <table:table-cell office:value-type="float" office:value="-2.52">
                <text:p>-2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63">
                <text:p>2963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96">
                <text:p>299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27">
                <text:p>3027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0">
                <text:p>3060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92">
                <text:p>30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24">
                <text:p>312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55">
                <text:p>315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88">
                <text:p>318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20">
                <text:p>322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52">
                <text:p>325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83">
                <text:p>3283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15">
                <text:p>3315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347">
                <text:p>334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80">
                <text:p>338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11">
                <text:p>3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43">
                <text:p>3443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6">
                <text:p>3476</text:p>
              </table:table-cell>
              <table:table-cell office:value-type="float" office:value="-1.78">
                <text:p>-1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08">
                <text:p>3508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40">
                <text:p>354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72">
                <text:p>3572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05">
                <text:p>3605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37">
                <text:p>3637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68">
                <text:p>3668</text:p>
              </table:table-cell>
              <table:table-cell office:value-type="float" office:value="-1.18">
                <text:p>-1.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01">
                <text:p>37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33">
                <text:p>37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65">
                <text:p>3765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96">
                <text:p>379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29">
                <text:p>3829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61">
                <text:p>386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93">
                <text:p>3893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24">
                <text:p>3924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56">
                <text:p>395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89">
                <text:p>39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21">
                <text:p>402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52">
                <text:p>4052</text:p>
              </table:table-cell>
              <table:table-cell office:value-type="float" office:value="-0.77">
                <text:p>-0.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85">
                <text:p>4085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17">
                <text:p>4117</text:p>
              </table:table-cell>
              <table:table-cell office:value-type="float" office:value="-1.65">
                <text:p>-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49">
                <text:p>4149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181">
                <text:p>4181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13">
                <text:p>4213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46">
                <text:p>424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78">
                <text:p>4278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09">
                <text:p>4309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42">
                <text:p>434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74">
                <text:p>437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06">
                <text:p>440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37">
                <text:p>443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69">
                <text:p>446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02">
                <text:p>450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34">
                <text:p>4534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5">
                <text:p>456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97">
                <text:p>459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630">
                <text:p>463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62">
                <text:p>4662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93">
                <text:p>4693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26">
                <text:p>4726</text:p>
              </table:table-cell>
              <table:table-cell office:value-type="float" office:value="-1.15">
                <text:p>-1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58">
                <text:p>4758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91">
                <text:p>4791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22">
                <text:p>4822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55">
                <text:p>4855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87">
                <text:p>488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9">
                <text:p>491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50">
                <text:p>495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83">
                <text:p>498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15">
                <text:p>5015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7">
                <text:p>504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78">
                <text:p>5078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10">
                <text:p>5110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43">
                <text:p>514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75">
                <text:p>517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06">
                <text:p>520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38">
                <text:p>5238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71">
                <text:p>5271</text:p>
              </table:table-cell>
              <table:table-cell office:value-type="float" office:value="-1.73">
                <text:p>-1.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03">
                <text:p>530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35">
                <text:p>533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67">
                <text:p>5367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00">
                <text:p>5400</text:p>
              </table:table-cell>
              <table:table-cell office:value-type="float" office:value="-2.23">
                <text:p>-2.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32">
                <text:p>5432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64">
                <text:p>5464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96">
                <text:p>5496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28">
                <text:p>5528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1">
                <text:p>556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92">
                <text:p>55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24">
                <text:p>562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56">
                <text:p>5656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89">
                <text:p>5689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20">
                <text:p>572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752">
                <text:p>5752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84">
                <text:p>57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16">
                <text:p>5816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48">
                <text:p>58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80">
                <text:p>58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912">
                <text:p>5912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45">
                <text:p>5945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76">
                <text:p>597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08">
                <text:p>6008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41">
                <text:p>6041</text:p>
              </table:table-cell>
              <table:table-cell office:value-type="float" office:value="-1.13">
                <text:p>-1.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73">
                <text:p>6073</text:p>
              </table:table-cell>
              <table:table-cell office:value-type="float" office:value="-1.35">
                <text:p>-1.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05">
                <text:p>610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137">
                <text:p>6137</text:p>
              </table:table-cell>
              <table:table-cell office:value-type="float" office:value="-0.65">
                <text:p>-0.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69">
                <text:p>616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02">
                <text:p>62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233">
                <text:p>623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65">
                <text:p>626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97">
                <text:p>629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330">
                <text:p>633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361">
                <text:p>6361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93">
                <text:p>6393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425">
                <text:p>6425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457">
                <text:p>645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489">
                <text:p>648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521">
                <text:p>652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53">
                <text:p>6553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86">
                <text:p>6586</text:p>
              </table:table-cell>
              <table:table-cell office:value-type="float" office:value="-0.79">
                <text:p>-0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17">
                <text:p>6617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50">
                <text:p>6650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82">
                <text:p>6682</text:p>
              </table:table-cell>
              <table:table-cell office:value-type="float" office:value="-1.35">
                <text:p>-1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